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200000320B36F56510EAED133.png" manifest:media-type="image/png"/>
  <manifest:file-entry manifest:full-path="Pictures/100002010000013F000001FDD26AFDD8EB2F1EE7.png" manifest:media-type="image/png"/>
  <manifest:file-entry manifest:full-path="Pictures/100002010000031200000320257EF87B594EEECB.png" manifest:media-type="image/png"/>
  <manifest:file-entry manifest:full-path="Pictures/10000201000003AB000003D86E17CCD3FB1E073E.png" manifest:media-type="image/png"/>
  <manifest:file-entry manifest:full-path="Pictures/10000201000001DA000002C8609ED30FCC627719.png" manifest:media-type="image/png"/>
  <manifest:file-entry manifest:full-path="Pictures/100002010000017C0000021C874FBEC7A11ADA39.png" manifest:media-type="image/png"/>
  <manifest:file-entry manifest:full-path="Pictures/1000020100000F0000000CDA4416551907DC568A.png" manifest:media-type="image/png"/>
  <manifest:file-entry manifest:full-path="Pictures/100002010000022F00000257213C33850E368BE3.png" manifest:media-type="image/png"/>
  <manifest:file-entry manifest:full-path="Pictures/1000020100000204000002517CDEDBACCA4B7F5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342cm" fo:min-width="3.60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2.5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cm" fo:min-width="2.57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13cm"/>
      <style:paragraph-properties style:writing-mode="lr-tb"/>
    </style:style>
    <style:style style:name="gr6" style:family="graphic" style:parent-style-name="objectwithoutfill">
      <style:graphic-properties svg:stroke-color="#000000" draw:marker-start="" draw:marker-end="Short_20_line_20_Arrow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Short_20_line_20_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23cm" fo:min-width="4.759cm"/>
    </style:style>
    <style:style style:name="gr9" style:family="graphic" style:parent-style-name="standard">
      <style:graphic-properties draw:textarea-horizontal-align="justify" draw:textarea-vertical-align="middle" draw:auto-grow-height="false" fo:min-height="0.046cm" fo:min-width="3.57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.772cm" svg:height="4.336cm" svg:x="5.424cm" svg:y="6.286cm">
          <draw:image xlink:href="Pictures/1000020100000204000002517CDEDBACCA4B7F5F.png" xlink:type="simple" xlink:show="embed" xlink:actuate="onLoad" loext:mime-type="image/png">
            <text:p/>
          </draw:image>
        </draw:frame>
        <draw:frame draw:style-name="gr1" draw:text-style-name="P1" draw:layer="layout" svg:width="4.288cm" svg:height="4.597cm" svg:x="18.873cm" svg:y="4.301cm">
          <draw:image xlink:href="Pictures/100002010000022F00000257213C33850E368BE3.png" xlink:type="simple" xlink:show="embed" xlink:actuate="onLoad" loext:mime-type="image/png">
            <text:p/>
          </draw:image>
        </draw:frame>
        <draw:frame draw:style-name="gr1" draw:text-style-name="P1" draw:layer="layout" svg:width="3.767cm" svg:height="3.227cm" svg:x="12.347cm" svg:y="1.531cm">
          <draw:image xlink:href="Pictures/1000020100000F0000000CDA4416551907DC568A.png" xlink:type="simple" xlink:show="embed" xlink:actuate="onLoad" loext:mime-type="image/png">
            <text:p/>
          </draw:image>
        </draw:frame>
        <draw:frame draw:style-name="gr1" draw:text-style-name="P1" draw:layer="layout" svg:width="2.759cm" svg:height="3.923cm" svg:x="12.369cm" svg:y="10.277cm">
          <draw:image xlink:href="Pictures/100002010000017C0000021C874FBEC7A11ADA39.png" xlink:type="simple" xlink:show="embed" xlink:actuate="onLoad" loext:mime-type="image/png">
            <text:p/>
          </draw:image>
        </draw:frame>
        <draw:custom-shape draw:style-name="gr2" draw:text-style-name="P2" draw:layer="layout" svg:width="5.124cm" svg:height="1.182cm" draw:transform="skewX (-0.00087266462599719) rotate (-0.463210383479296) translate (7.501cm 8.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5.124cm" svg:height="1.183cm" draw:transform="rotate (-0.463210383479296) translate (15.657cm 2.19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2.041cm" svg:height="3.065cm" draw:transform="skewX (-0.000349065850398904) rotate (-0.262148453649548) translate (11.187cm 1.663cm)">
          <draw:image xlink:href="Pictures/10000201000001DA000002C8609ED30FCC627719.png" xlink:type="simple" xlink:show="embed" xlink:actuate="onLoad" loext:mime-type="image/png">
            <text:p/>
          </draw:image>
        </draw:frame>
        <draw:frame draw:style-name="gr1" draw:text-style-name="P1" draw:layer="layout" svg:width="2.248cm" svg:height="2.355cm" draw:transform="skewX (0.000349065850398818) rotate (0.491484717361603) translate (13.749cm 9.974cm)">
          <draw:image xlink:href="Pictures/10000201000003AB000003D86E17CCD3FB1E073E.png" xlink:type="simple" xlink:show="embed" xlink:actuate="onLoad" loext:mime-type="image/png">
            <text:p/>
          </draw:image>
        </draw:frame>
        <draw:frame draw:style-name="gr3" draw:text-style-name="P3" draw:layer="layout" svg:width="3.952cm" svg:height="1.347cm" draw:transform="rotate (-0.457101731097315) translate (16.707cm 1.799cm)">
          <draw:text-box>
            <text:p>Inbox owner</text:p>
          </draw:text-box>
        </draw:frame>
        <draw:frame draw:style-name="gr4" draw:text-style-name="P3" draw:layer="layout" svg:width="3.952cm" svg:height="1.35cm" draw:transform="rotate (-0.456752665246916) translate (7.595cm 10.045cm)">
          <draw:text-box>
            <text:p>Inbox owner</text:p>
          </draw:text-box>
        </draw:frame>
        <draw:frame draw:style-name="gr1" draw:text-style-name="P1" draw:layer="layout" svg:width="1.182cm" svg:height="1.887cm" svg:x="21.041cm" svg:y="10.08cm">
          <draw:image xlink:href="Pictures/100002010000013F000001FDD26AFDD8EB2F1EE7.png" xlink:type="simple" xlink:show="embed" xlink:actuate="onLoad" loext:mime-type="image/png">
            <text:p/>
          </draw:image>
        </draw:frame>
        <draw:frame draw:style-name="gr5" draw:text-style-name="P3" draw:layer="layout" svg:width="3.547cm" svg:height="1.38cm" svg:x="20.253cm" svg:y="12.051cm">
          <draw:text-box>
            <text:p>DNS</text:p>
          </draw:text-box>
        </draw:frame>
        <draw:line draw:style-name="gr6" draw:text-style-name="P1" draw:layer="layout" svg:x1="16.705cm" svg:y1="10.277cm" svg:x2="20.844cm" svg:y2="11.657cm">
          <text:p/>
        </draw:line>
        <draw:frame draw:style-name="gr1" draw:text-style-name="P1" draw:layer="layout" svg:width="1.183cm" svg:height="1.886cm" svg:x="5.668cm" svg:y="1.21cm">
          <draw:image xlink:href="Pictures/100002010000013F000001FDD26AFDD8EB2F1EE7.png" xlink:type="simple" xlink:show="embed" xlink:actuate="onLoad" loext:mime-type="image/png">
            <text:p/>
          </draw:image>
        </draw:frame>
        <draw:frame draw:style-name="gr5" draw:text-style-name="P3" draw:layer="layout" svg:width="3.548cm" svg:height="1.38cm" svg:x="4.88cm" svg:y="3.181cm">
          <draw:text-box>
            <text:p>DNS</text:p>
          </draw:text-box>
        </draw:frame>
        <draw:line draw:style-name="gr7" draw:text-style-name="P1" draw:layer="layout" svg:x1="10.793cm" svg:y1="4.561cm" svg:x2="6.851cm" svg:y2="2.984cm">
          <text:p/>
        </draw:line>
        <draw:custom-shape draw:style-name="gr8" draw:text-style-name="P2" draw:layer="layout" svg:width="6.01cm" svg:height="0.959cm" draw:transform="rotate (0.696037305695339) translate (16.21cm 9.79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.259cm" svg:height="1.281cm" svg:x="18.205cm" svg:y="7.912cm">
          <draw:image xlink:href="Pictures/100002010000031200000320257EF87B594EEECB.png" xlink:type="simple" xlink:show="embed" xlink:actuate="onLoad" loext:mime-type="image/png">
            <text:p/>
          </draw:image>
        </draw:frame>
        <draw:custom-shape draw:style-name="gr9" draw:text-style-name="P2" draw:layer="layout" svg:width="4.65cm" svg:height="0.591cm" draw:transform="skewX (0.00174532925199423) rotate (0.796219204759813) translate (7.444cm 7.79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.391cm" svg:height="1.415cm" svg:x="8.822cm" svg:y="5.511cm">
          <draw:image xlink:href="Pictures/100002010000031200000320B36F56510EAED133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5T12:15:13.566759554</meta:creation-date>
    <dc:date>2022-12-22T14:50:14.013333089</dc:date>
    <meta:editing-duration>PT4H19M11S</meta:editing-duration>
    <meta:editing-cycles>24</meta:editing-cycles>
    <meta:generator>LibreOffice/6.4.7.2$Linux_X86_64 LibreOffice_project/40$Build-2</meta:generator>
    <meta:document-statistic meta:object-count="43"/>
  </office:meta>
</office:document-meta>
</file>